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8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7" office:value-type="string" calcext:value-type="string">
            <text:p>Roles of programming in end-user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1" office:value-type="string" calcext:value-type="string">
            <text:p>Discussion: On the use of definitional interpreter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11" office:value-type="string" calcext:value-type="string">
            <text:p>Overview of the languag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4" office:value-type="string" calcext:value-type="string">
            <text:p>Nodes and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4" office:value-type="string" calcext:value-type="string">
            <text:p>Graph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3</text:p>
          </table:table-cell>
          <table:table-cell table:style-name="ce4" office:value-type="string" calcext:value-type="string">
            <text:p>Messages and the textual sub-language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4</text:p>
          </table:table-cell>
          <table:table-cell table:style-name="ce4" office:value-type="string" calcext:value-type="string">
            <text:p>Node trigger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1" office:value-type="string" calcext:value-type="string" table:number-columns-spanned="2" table:number-rows-spanned="1">
            <text:p>Discussion: Syntax and semantics</text:p>
          </table:table-cell>
          <table:covered-table-cell table:style-name="ce18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4" office:value-type="string" calcext:value-type="string">
            <text:p>Evaluation model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4" office:value-type="string" calcext:value-type="string">
            <text:p>Array formula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1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4" office:value-type="string" calcext:value-type="string">
            <text:p>Execution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4" office:value-type="string" calcext:value-type="string">
            <text:p>Data types and wi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Looping and cycl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4</text:p>
          </table:table-cell>
          <table:table-cell table:style-name="ce4" office:value-type="string" calcext:value-type="string">
            <text:p>Timing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5</text:p>
          </table:table-cell>
          <table:table-cell table:style-name="ce4" office:value-type="string" calcext:value-type="string">
            <text:p>Tunn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6</text:p>
          </table:table-cell>
          <table:table-cell table:style-name="ce4" office:value-type="string" calcext:value-type="string">
            <text:p>Other control structur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1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4" office:value-type="string" calcext:value-type="string">
            <text:p>&lt;chapter introduction&gt;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4" office:value-type="string" calcext:value-type="string">
            <text:p>Graph evaluation</text:p>
          </table:table-cell>
          <table:table-cell table:style-name="ce19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4" office:value-type="string" calcext:value-type="string">
            <text:p>Language features</text:p>
          </table:table-cell>
          <table:table-cell table:style-name="ce19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1" office:value-type="string" calcext:value-type="string">
            <text:p>Other aspect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5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6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Demonstration of the interpreter modeling Pure Data</text:p>
          </table:table-cell>
          <table:table-cell table:style-name="ce4"/>
          <table:table-cell table:style-name="ce19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0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1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/>
        </table:table-row>
        <table:table-row table:style-name="ro1" table:number-rows-repeated="10484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8:22:05.29908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20T08:10:32.166905999</dc:date>
    <meta:editing-duration>P3DT15H8M17S</meta:editing-duration>
    <meta:editing-cycles>94</meta:editing-cycles>
    <meta:document-statistic meta:table-count="1" meta:cell-count="223" meta:object-count="0"/>
  </office:meta>
</office:document-meta>
</file>